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666" officeooo:paragraph-rsid="00002666"/>
    </style:style>
    <style:style style:name="P2" style:family="paragraph" style:parent-style-name="Standard">
      <style:paragraph-properties fo:text-align="start" style:justify-single-word="false"/>
      <style:text-properties officeooo:rsid="0000f116" officeooo:paragraph-rsid="0000f116"/>
    </style:style>
    <style:style style:name="P3" style:family="paragraph" style:parent-style-name="Standard">
      <style:paragraph-properties fo:text-align="start" style:justify-single-word="false"/>
      <style:text-properties officeooo:rsid="0000f428" officeooo:paragraph-rsid="0000f428"/>
    </style:style>
    <style:style style:name="P4" style:family="paragraph" style:parent-style-name="Standard">
      <style:paragraph-properties fo:text-align="start" style:justify-single-word="false"/>
      <style:text-properties officeooo:rsid="0001107b" officeooo:paragraph-rsid="0001107b"/>
    </style:style>
    <style:style style:name="P5" style:family="paragraph" style:parent-style-name="Standard">
      <style:paragraph-properties fo:text-align="start" style:justify-single-word="false"/>
      <style:text-properties officeooo:rsid="0002d352" officeooo:paragraph-rsid="0002d352"/>
    </style:style>
    <style:style style:name="P6" style:family="paragraph" style:parent-style-name="Standard">
      <style:paragraph-properties fo:text-align="start" style:justify-single-word="false"/>
      <style:text-properties officeooo:rsid="0005cd91" officeooo:paragraph-rsid="0005cd91"/>
    </style:style>
    <style:style style:name="P7" style:family="paragraph" style:parent-style-name="Standard">
      <style:paragraph-properties fo:text-align="start" style:justify-single-word="false"/>
      <style:text-properties officeooo:rsid="00063e7c" officeooo:paragraph-rsid="00063e7c"/>
    </style:style>
    <style:style style:name="P8" style:family="paragraph" style:parent-style-name="Standard">
      <style:text-properties officeooo:rsid="00002666" officeooo:paragraph-rsid="0000f11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02666" officeooo:paragraph-rsid="0000f116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0f116" officeooo:paragraph-rsid="0000f116"/>
    </style:style>
    <style:style style:name="P11" style:family="paragraph" style:parent-style-name="Standard" style:list-style-name="L2"/>
    <style:style style:name="P12" style:family="paragraph" style:parent-style-name="Standard" style:list-style-name="L3">
      <style:paragraph-properties fo:text-align="start" style:justify-single-word="false"/>
      <style:text-properties officeooo:rsid="0000f428" officeooo:paragraph-rsid="0000f428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00f428" officeooo:paragraph-rsid="0000f428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00f428" officeooo:paragraph-rsid="0000f428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00f428" officeooo:paragraph-rsid="0000f428"/>
    </style:style>
    <style:style style:name="P16" style:family="paragraph" style:parent-style-name="Standard" style:list-style-name="L13">
      <style:paragraph-properties fo:text-align="start" style:justify-single-word="false"/>
      <style:text-properties officeooo:rsid="0000f428" officeooo:paragraph-rsid="0002d352"/>
    </style:style>
    <style:style style:name="P17" style:family="paragraph" style:parent-style-name="Standard" style:list-style-name="L13">
      <style:paragraph-properties fo:text-align="start" style:justify-single-word="false"/>
      <style:text-properties officeooo:rsid="0000f428" officeooo:paragraph-rsid="0005cd91"/>
    </style:style>
    <style:style style:name="P18" style:family="paragraph" style:parent-style-name="Standard" style:list-style-name="L7">
      <style:paragraph-properties fo:text-align="start" style:justify-single-word="false"/>
      <style:text-properties officeooo:rsid="0001107b" officeooo:paragraph-rsid="0001107b"/>
    </style:style>
    <style:style style:name="P19" style:family="paragraph" style:parent-style-name="Standard" style:list-style-name="L8">
      <style:paragraph-properties fo:text-align="start" style:justify-single-word="false"/>
      <style:text-properties officeooo:rsid="0001107b" officeooo:paragraph-rsid="0001107b"/>
    </style:style>
    <style:style style:name="P20" style:family="paragraph" style:parent-style-name="Standard" style:list-style-name="L9">
      <style:paragraph-properties fo:text-align="start" style:justify-single-word="false"/>
      <style:text-properties officeooo:rsid="0001107b" officeooo:paragraph-rsid="0001107b"/>
    </style:style>
    <style:style style:name="P21" style:family="paragraph" style:parent-style-name="Standard" style:list-style-name="L10">
      <style:paragraph-properties fo:text-align="start" style:justify-single-word="false"/>
      <style:text-properties officeooo:rsid="0001107b" officeooo:paragraph-rsid="0001107b"/>
    </style:style>
    <style:style style:name="P22" style:family="paragraph" style:parent-style-name="Standard" style:list-style-name="L11">
      <style:paragraph-properties fo:text-align="start" style:justify-single-word="false"/>
      <style:text-properties officeooo:rsid="0002d352" officeooo:paragraph-rsid="0002d352"/>
    </style:style>
    <style:style style:name="P23" style:family="paragraph" style:parent-style-name="Standard" style:list-style-name="L12">
      <style:paragraph-properties fo:text-align="start" style:justify-single-word="false"/>
      <style:text-properties officeooo:rsid="0002d352" officeooo:paragraph-rsid="0002d352"/>
    </style:style>
    <style:style style:name="P24" style:family="paragraph" style:parent-style-name="Standard" style:list-style-name="L14">
      <style:paragraph-properties fo:text-align="start" style:justify-single-word="false"/>
      <style:text-properties officeooo:rsid="0005cd91" officeooo:paragraph-rsid="0005cd91"/>
    </style:style>
    <style:style style:name="P25" style:family="paragraph" style:parent-style-name="Standard" style:list-style-name="L15">
      <style:paragraph-properties fo:text-align="start" style:justify-single-word="false"/>
      <style:text-properties officeooo:rsid="0005cd91" officeooo:paragraph-rsid="0005cd91"/>
    </style:style>
    <style:style style:name="P26" style:family="paragraph" style:parent-style-name="Standard" style:list-style-name="L16">
      <style:paragraph-properties fo:text-align="start" style:justify-single-word="false"/>
      <style:text-properties officeooo:rsid="0005cd91" officeooo:paragraph-rsid="0005cd91"/>
    </style:style>
    <style:style style:name="P27" style:family="paragraph" style:parent-style-name="Standard" style:list-style-name="L17">
      <style:paragraph-properties fo:text-align="start" style:justify-single-word="false"/>
      <style:text-properties officeooo:rsid="0005cd91" officeooo:paragraph-rsid="0005cd91"/>
    </style:style>
    <style:style style:name="P28" style:family="paragraph" style:parent-style-name="Standard" style:list-style-name="L18">
      <style:paragraph-properties fo:text-align="start" style:justify-single-word="false"/>
      <style:text-properties officeooo:rsid="0005cd91" officeooo:paragraph-rsid="0005cd91"/>
    </style:style>
    <style:style style:name="P29" style:family="paragraph" style:parent-style-name="Standard" style:list-style-name="L18">
      <style:paragraph-properties fo:text-align="start" style:justify-single-word="false"/>
      <style:text-properties officeooo:rsid="0005cd91" officeooo:paragraph-rsid="00063e7c"/>
    </style:style>
    <style:style style:name="P30" style:family="paragraph" style:parent-style-name="Standard" style:list-style-name="L19">
      <style:paragraph-properties fo:text-align="start" style:justify-single-word="false"/>
      <style:text-properties officeooo:rsid="0005cd91" officeooo:paragraph-rsid="00063e7c"/>
    </style:style>
    <style:style style:name="P31" style:family="paragraph" style:parent-style-name="Standard" style:list-style-name="L20">
      <style:paragraph-properties fo:text-align="start" style:justify-single-word="false"/>
      <style:text-properties officeooo:rsid="0005cd91" officeooo:paragraph-rsid="00063e7c"/>
    </style:style>
    <style:style style:name="P32" style:family="paragraph" style:parent-style-name="Standard" style:list-style-name="L21">
      <style:paragraph-properties fo:text-align="start" style:justify-single-word="false"/>
      <style:text-properties officeooo:rsid="00063e7c" officeooo:paragraph-rsid="00063e7c"/>
    </style:style>
    <style:style style:name="P33" style:family="paragraph" style:parent-style-name="Standard">
      <style:paragraph-properties fo:text-align="start" style:justify-single-word="false"/>
      <style:text-properties officeooo:rsid="0009dac7" officeooo:paragraph-rsid="0009dac7"/>
    </style:style>
    <style:style style:name="T1" style:family="text">
      <style:text-properties fo:color="#000000" style:font-name="DejaVu Sans Mono" fo:font-size="9pt" fo:font-style="italic"/>
    </style:style>
    <style:style style:name="T2" style:family="text">
      <style:text-properties fo:color="#000000" style:font-name="DejaVu Sans Mono" fo:font-size="9pt" fo:font-style="italic" officeooo:rsid="0000f116"/>
    </style:style>
    <style:style style:name="T3" style:family="text">
      <style:text-properties officeooo:rsid="0000f428"/>
    </style:style>
    <style:style style:name="T4" style:family="text">
      <style:text-properties style:text-position="super 58%"/>
    </style:style>
    <style:style style:name="T5" style:family="text">
      <style:text-properties officeooo:rsid="0002d352"/>
    </style:style>
    <style:style style:name="T6" style:family="text">
      <style:text-properties officeooo:rsid="0004a4d0"/>
    </style:style>
    <style:style style:name="T7" style:family="text">
      <style:text-properties officeooo:rsid="0005cd91"/>
    </style:style>
    <style:style style:name="T8" style:family="text">
      <style:text-properties officeooo:rsid="00063e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description:</text:p>
      <text:p text:style-name="P8">1. analyseData:</text:p>
      <text:list xml:id="list763735848" text:style-name="L1">
        <text:list-item>
          <text:p text:style-name="P9">reads raw orientation from syntehtic and DIP_IMU</text:p>
        </text:list-item>
        <text:list-item>
          <text:p text:style-name="P9">reads ground truth pose from syntehtic and DIP_IMU</text:p>
        </text:list-item>
        <text:list-item>
          <text:p text:style-name="P9">reads calibrated orientation from prepared syntehtic and DIP_IMU dataset</text:p>
        </text:list-item>
        <text:list-item>
          <text:p text:style-name="P10">visualize data distribution in boxplot</text:p>
        </text:list-item>
      </text:list>
      <text:p text:style-name="P2">2. calculateDIpLoss:</text:p>
      <text:list xml:id="list585735806" text:style-name="L2">
        <text:list-item>
          <text:p text:style-name="P11"><text:span text:style-name="T1">calculates per joint per frame loss in euler angle degrees of provided DIP_model </text:span><text:span text:style-name="T2">from generated npz files by run_evaluation file of DIP_IMU</text:span></text:p>
        </text:list-item>
        <text:list-item>
          <text:p text:style-name="P11"><text:span text:style-name="T2">s</text:span><text:span text:style-name="T1">aves the losses in text file</text:span></text:p>
        </text:list-item>
      </text:list>
      <text:p text:style-name="P2">3. <text:span text:style-name="T3">compareDIPFiles:</text:span></text:p>
      <text:list xml:id="list753429022" text:style-name="L3">
        <text:list-item>
          <text:p text:style-name="P12">reads DIP_IMU_nn</text:p>
        </text:list-item>
        <text:list-item>
          <text:p text:style-name="P12">reads DIP_IMU and calibrate according to our 1<text:span text:style-name="T4">st</text:span> understanding</text:p>
        </text:list-item>
        <text:list-item>
          <text:p text:style-name="P12">compare values between the above two</text:p>
        </text:list-item>
      </text:list>
      <text:p text:style-name="P3">4. Config:</text:p>
      <text:list xml:id="list3618462792" text:style-name="L4">
        <text:list-item>
          <text:p text:style-name="P13">contains common configuration parameters used by multiple files</text:p>
        </text:list-item>
      </text:list>
      <text:p text:style-name="P3">5. createData:</text:p>
      <text:list xml:id="list1804102731" text:style-name="L5">
        <text:list-item>
          <text:p text:style-name="P14">calibrates DIP_IMU raw data following 1<text:span text:style-name="T4">st</text:span> approach</text:p>
        </text:list-item>
        <text:list-item>
          <text:p text:style-name="P14">save them in separate files per activity</text:p>
        </text:list-item>
      </text:list>
      <text:p text:style-name="P3">6. DIP_calib_BiRNN:</text:p>
      <text:list xml:id="list911782224" text:style-name="L6">
        <text:list-item>
          <text:p text:style-name="P15">training of short LSTM on our calibrated DIP_IMU</text:p>
        </text:list-item>
      </text:list>
      <text:p text:style-name="P4">7. eval_dip_nn:</text:p>
      <text:list xml:id="list3716370305" text:style-name="L7">
        <text:list-item>
          <text:p text:style-name="P18">evaluate own trained model on DIP_IMU_nn data</text:p>
        </text:list-item>
        <text:list-item>
          <text:p text:style-name="P18">use testWindow method to evaluate Short BiLSTM</text:p>
        </text:list-item>
        <text:list-item>
          <text:p text:style-name="P18">use test method to evaluate MLP</text:p>
        </text:list-item>
      </text:list>
      <text:p text:style-name="P4">8. eval_model:</text:p>
      <text:list xml:id="list3139359340" text:style-name="L8">
        <text:list-item>
          <text:p text:style-name="P19">evaluate all BiLSTM model trained on synthetic data</text:p>
        </text:list-item>
      </text:list>
      <text:p text:style-name="P4">9. eval_ori_pose:</text:p>
      <text:list xml:id="list2752518905" text:style-name="L9">
        <text:list-item>
          <text:p text:style-name="P20">evaluate forward kinematic</text:p>
        </text:list-item>
        <text:list-item>
          <text:p text:style-name="P20">get predicted orientation</text:p>
        </text:list-item>
        <text:list-item>
          <text:p text:style-name="P20">feed results of forward kinematic to get pose from trained model</text:p>
        </text:list-item>
      </text:list>
      <text:p text:style-name="P4">10. IMUDataset:</text:p>
      <text:list xml:id="list1292713180" text:style-name="L10">
        <text:list-item>
          <text:p text:style-name="P21">reads data from generated calibrated files</text:p>
        </text:list-item>
        <text:list-item>
          <text:p text:style-name="P21">multiple methods to create batch as and when required based on different strategies – to be called during training</text:p>
        </text:list-item>
        <text:list-item>
          <text:p text:style-name="P21">read single file – to be called during test</text:p>
        </text:list-item>
      </text:list>
      <text:p text:style-name="P5">11. myUtil:</text:p>
      <text:list xml:id="list454922401" text:style-name="L11">
        <text:list-item>
          <text:p text:style-name="P22">contains some generic utility methods</text:p>
        </text:list-item>
      </text:list>
      <text:p text:style-name="P5">12. Network:</text:p>
      <text:list xml:id="list3470634082" text:style-name="L12">
        <text:list-item>
          <text:p text:style-name="P23">contains the architectures of different network as experimented</text:p>
        </text:list-item>
      </text:list>
      <text:p text:style-name="P5">13. new_<text:span text:style-name="T3">createData:</text:span></text:p>
      <text:list xml:id="list3631388032" text:style-name="L13">
        <text:list-item>
          <text:p text:style-name="P16">calibrates DIP_IMU raw data following <text:span text:style-name="T5">last</text:span> approach</text:p>
        </text:list-item>
        <text:list-item>
          <text:p text:style-name="P16">save them in separate files per activity</text:p>
        </text:list-item>
      </text:list>
      <text:p text:style-name="P5">14. new_prepare<text:span text:style-name="T3">Data:</text:span></text:p>
      <text:list xml:id="list225755855240877" text:continue-numbering="true" text:style-name="L13">
        <text:list-item>
          <text:p text:style-name="P16">calibrates <text:span text:style-name="T5">synthetic</text:span> raw data following <text:span text:style-name="T5">last</text:span> approach</text:p>
        </text:list-item>
        <text:list-item>
          <text:p text:style-name="P16">save them in separate files per activity in separate folders for different datasets</text:p>
        </text:list-item>
      </text:list>
      <text:p text:style-name="P5">15. <text:span text:style-name="T6">parseJson -</text:span></text:p>
      <text:list xml:id="list2803698397" text:style-name="L14">
        <text:list-item>
          <text:p text:style-name="P24">parse json files </text:p>
        </text:list-item>
        <text:list-item>
          <text:p text:style-name="P24">calibrate data and store in desired format</text:p>
        </text:list-item>
        <text:list-item>
          <text:p text:style-name="P24">It was written to process our own recordings</text:p>
        </text:list-item>
      </text:list>
      <text:p text:style-name="P6"><text:soft-page-break/>16. plotGraph –</text:p>
      <text:list xml:id="list2094236883" text:style-name="L15">
        <text:list-item>
          <text:p text:style-name="P25">generate figures given in the report from loss files</text:p>
        </text:list-item>
      </text:list>
      <text:p text:style-name="P6">17. prepareData-</text:p>
      <text:list xml:id="list225755606901923" text:continue-list="list225755855240877" text:style-name="L13">
        <text:list-item>
          <text:p text:style-name="P17">calibrates <text:span text:style-name="T5">synthetic</text:span> raw data following <text:span text:style-name="T7">first</text:span> approach</text:p>
        </text:list-item>
        <text:list-item>
          <text:p text:style-name="P17">save them in separate files per activity in separate folders for different datasets</text:p>
        </text:list-item>
      </text:list>
      <text:p text:style-name="P6">18. saveVideo -</text:p>
      <text:list xml:id="list3618174486" text:style-name="L16">
        <text:list-item>
          <text:p text:style-name="P26">creates video from frames stored in a folder</text:p>
        </text:list-item>
        <text:list-item>
          <text:p text:style-name="P26">used to create video of activities for target and prediction</text:p>
        </text:list-item>
      </text:list>
      <text:p text:style-name="P6">19. test_MLP-</text:p>
      <text:list xml:id="list4054852855" text:style-name="L17">
        <text:list-item>
          <text:p text:style-name="P27">tests trained MLP model</text:p>
        </text:list-item>
        <text:list-item>
          <text:p text:style-name="P27">datapath and modelpath need to be specified in the file as required</text:p>
        </text:list-item>
      </text:list>
      <text:p text:style-name="P6">20. train_BiLSTM -</text:p>
      <text:list xml:id="list254107218" text:style-name="L18">
        <text:list-item>
          <text:p text:style-name="P28">trains RNN model with sequential stateful strategy</text:p>
        </text:list-item>
      </text:list>
      <text:p text:style-name="P6">21. train_BiRNN-</text:p>
      <text:list xml:id="list225755868681027" text:continue-numbering="true" text:style-name="L18">
        <text:list-item>
          <text:p text:style-name="P29">trains <text:span text:style-name="T8">RNN </text:span>model with <text:span text:style-name="T8">random</text:span> <text:span text:style-name="T8">stateless</text:span> strategy</text:p>
        </text:list-item>
      </text:list>
      <text:p text:style-name="P7">22. <text:span text:style-name="T7">train_BiRNN_</text:span>Full<text:span text:style-name="T7">-</text:span></text:p>
      <text:list xml:id="list176489624" text:style-name="L19">
        <text:list-item>
          <text:p text:style-name="P30">trains RNN model with random stateless strategy on multiple datasets</text:p>
        </text:list-item>
      </text:list>
      <text:p text:style-name="P7">23. <text:s/><text:span text:style-name="T7">train_</text:span>MLP<text:span text:style-name="T7">-</text:span></text:p>
      <text:list xml:id="list1449819643" text:style-name="L20">
        <text:list-item>
          <text:p text:style-name="P31">trains MLP model </text:p>
        </text:list-item>
      </text:list>
      <text:p text:style-name="P7">24. visualize _&lt;dip/DFKI/&gt;-</text:p>
      <text:list xml:id="list1150864960" text:style-name="L21">
        <text:list-item>
          <text:p text:style-name="P32">visualize result generated from eval_model</text:p>
        </text:list-item>
        <text:list-item>
          <text:p text:style-name="P32">uses SMPL python package dependencies</text:p>
        </text:list-item>
        <text:list-item>
          <text:p text:style-name="P32">it also can store the frames for making video by saveVideo file. </text:p>
        </text:list-item>
      </text:list>
      <text:p text:style-name="P6"/>
      <text:p text:style-name="P33">Refer to the readme file for data description in the respective folder.</text:p>
      <text:p text:style-name="P33">Data can be downloaded from - http://dip.is.tue.mpg.de/downloa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3:54:36.258009431</meta:creation-date>
    <dc:date>2019-09-27T22:57:54.133962181</dc:date>
    <meta:editing-duration>PT17M7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2" meta:paragraph-count="73" meta:word-count="477" meta:character-count="2906" meta:non-whitespace-character-count="2541"/>
  </office:meta>
</office:document-meta>
</file>